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24" table:style-name="ce2">
            <text:p>224</text:p>
          </table:table-cell>
          <table:table-cell office:value-type="float" office:value="21.311824784012853" table:style-name="ce2">
            <text:p>21.31182478</text:p>
          </table:table-cell>
          <table:table-cell office:value-type="float" office:value="-232.79070148690963" table:style-name="ce2">
            <text:p>-232.7907015</text:p>
          </table:table-cell>
          <table:table-cell office:value-type="float" office:value="0" table:style-name="ce2">
            <text:p>0</text:p>
          </table:table-cell>
          <table:table-cell office:value-type="float" office:value="1.0699999999999999E-2" table:style-name="ce2">
            <text:p>0.0107</text:p>
          </table:table-cell>
          <table:table-cell office:value-type="float" office:value="7.5" table:style-name="ce2">
            <text:p>7.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7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366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35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01" table:style-name="ce1">
            <text:p>0.01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6699999999999998E-3" table:style-name="ce1">
            <text:p>0.0096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890000000000003E-2" table:style-name="ce1">
            <text:p>0.0328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9300000000000001E-3" table:style-name="ce1">
            <text:p>0.00193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515000000000002" table:style-name="ce1">
            <text:p>0.16515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803800000000002" table:style-name="ce1">
            <text:p>2.88038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8056899999999998" table:style-name="ce1">
            <text:p>1.80569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7140600000000001" table:style-name="ce1">
            <text:p>1.71406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743600000000002" table:style-name="ce1">
            <text:p>2.27436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8734999999999999" table:style-name="ce1">
            <text:p>0.78735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589699999999999" table:style-name="ce1">
            <text:p>1.7589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4576999999999996" table:style-name="ce1">
            <text:p>0.64577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4799799999999999" table:style-name="ce1">
            <text:p>3.47998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7952000000000004" table:style-name="ce1">
            <text:p>0.57952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3043400000000001" table:style-name="ce1">
            <text:p>1.30434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6337700000000002" table:style-name="ce1">
            <text:p>2.6337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5092400000000001" table:style-name="ce1">
            <text:p>1.5092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881800000000001" table:style-name="ce1">
            <text:p>1.28818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4042300000000001" table:style-name="ce1">
            <text:p>2.40423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830000000000002" table:style-name="ce1">
            <text:p>2.083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4198200000000001" table:style-name="ce1">
            <text:p>1.41982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575999999999999" table:style-name="ce1">
            <text:p>1.3576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1.0067200000000001" table:style-name="ce1">
            <text:p>1.00672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8985000000000003" table:style-name="ce1">
            <text:p>0.88985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3756200000000001" table:style-name="ce1">
            <text:p>3.37562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3.0523599999999997" table:style-name="ce1">
            <text:p>3.05236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6839200000000001" table:style-name="ce1">
            <text:p>3.68392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927699999999998" table:style-name="ce1">
            <text:p>1.5927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766" table:style-name="ce1">
            <text:p>0.11766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4108500000000002" table:style-name="ce1">
            <text:p>1.41085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611799999999999" table:style-name="ce1">
            <text:p>1.96118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office:value-type="float" office:value="2.1391" table:style-name="ce1">
            <text:p>2.1391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4257900000000001" table:style-name="ce1">
            <text:p>2.42579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588800000000001" table:style-name="ce1">
            <text:p>1.3588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759800000000002" table:style-name="ce1">
            <text:p>1.37598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932800000000001" table:style-name="ce1">
            <text:p>1.69328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3316999999999994" table:style-name="ce1">
            <text:p>0.93317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2228600000000001" table:style-name="ce1">
            <text:p>1.2228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793000000000001" table:style-name="ce1">
            <text:p>1.4793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office:value-type="float" office:value="0.48568" table:style-name="ce1">
            <text:p>0.4856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3555999999999999" table:style-name="ce1">
            <text:p>0.73556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1380500000000002" table:style-name="ce1">
            <text:p>2.13805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479999999999999" table:style-name="ce1">
            <text:p>0.1548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80501999999999996" table:style-name="ce1">
            <text:p>0.80502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5363200000000001" table:style-name="ce1">
            <text:p>1.53632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7107000000000001" table:style-name="ce1">
            <text:p>0.87107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896699999999999" table:style-name="ce1">
            <text:p>2.0896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382299999999999" table:style-name="ce1">
            <text:p>0.93823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office:value-type="float" office:value="0.1014" table:style-name="ce1">
            <text:p>0.1014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7180999999999995" table:style-name="ce1">
            <text:p>0.97181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4110000000000003" table:style-name="ce1">
            <text:p>0.5411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858" table:style-name="ce1">
            <text:p>0.18858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92122000000000004" table:style-name="ce1">
            <text:p>0.92122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8433999999999999" table:style-name="ce1">
            <text:p>0.98434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91949999999999998" table:style-name="ce1">
            <text:p>0.919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3570999999999993" table:style-name="ce1">
            <text:p>0.93571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821000000000001" table:style-name="ce1">
            <text:p>0.20821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71521000000000001" table:style-name="ce1">
            <text:p>0.71521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20000000000007E-2" table:style-name="ce1">
            <text:p>0.07322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921" table:style-name="ce1">
            <text:p>0.32921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office:value-type="float" office:value="0.41619" table:style-name="ce1">
            <text:p>0.41619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office:value-type="float" office:value="1.3141" table:style-name="ce1">
            <text:p>1.3141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433" table:style-name="ce1">
            <text:p>0.1343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873699999999999" table:style-name="ce1">
            <text:p>1.5873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617999999999999" table:style-name="ce1">
            <text:p>0.2861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1547999999999998" table:style-name="ce1">
            <text:p>0.31548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4265000000000005" table:style-name="ce1">
            <text:p>0.64265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199999999999998" table:style-name="ce1">
            <text:p>0.292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5023000000000004" table:style-name="ce1">
            <text:p>0.35023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770000000000001" table:style-name="ce1">
            <text:p>0.1577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7410000000000002E-2" table:style-name="ce1">
            <text:p>0.0174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7700000000000008E-3" table:style-name="ce1">
            <text:p>0.00677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8699999999999998E-2" table:style-name="ce1">
            <text:p>0.0387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866000000000002" table:style-name="ce1">
            <text:p>0.33866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office:value-type="float" office:value="1.20991" table:style-name="ce1">
            <text:p>1.20991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3529999999999998E-2" table:style-name="ce1">
            <text:p>0.07353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7100000000000007E-3" table:style-name="ce1">
            <text:p>0.00871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7000000000000005E-4" table:style-name="ce1">
            <text:p>0.0009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office:value-type="float" office:value="1.06036" table:style-name="ce1">
            <text:p>1.06036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7400000000000004E-3" table:style-name="ce1">
            <text:p>0.00774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610000000000001E-2" table:style-name="ce1">
            <text:p>0.0116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51E-2" table:style-name="ce1">
            <text:p>0.01651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803999999999996" table:style-name="ce1">
            <text:p>0.28804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8056999999999998" table:style-name="ce1">
            <text:p>0.18057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7140999999999998" table:style-name="ce1">
            <text:p>0.17141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744" table:style-name="ce1">
            <text:p>0.22744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8739999999999991E-2" table:style-name="ce1">
            <text:p>0.07874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office:value-type="float" office:value="0.1759" table:style-name="ce1">
            <text:p>0.1759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4579999999999999E-2" table:style-name="ce1">
            <text:p>0.06458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4799999999999998" table:style-name="ce1">
            <text:p>0.348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7950000000000002E-2" table:style-name="ce1">
            <text:p>0.05795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3042999999999999" table:style-name="ce1">
            <text:p>0.1304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office:value-type="float" office:value="0.26338" table:style-name="ce1">
            <text:p>0.26338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office:value-type="float" office:value="0.15092" table:style-name="ce1">
            <text:p>0.15092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881999999999999" table:style-name="ce1">
            <text:p>0.12882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4042000000000002" table:style-name="ce1">
            <text:p>0.24042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829999999999999" table:style-name="ce1">
            <text:p>0.2083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office:value-type="float" office:value="0.14198" table:style-name="ce1">
            <text:p>0.14198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575999999999999" table:style-name="ce1">
            <text:p>0.13576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office:value-type="float" office:value="0.10067" table:style-name="ce1">
            <text:p>0.1006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8989999999999986E-2" table:style-name="ce1">
            <text:p>0.08899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3756000000000003" table:style-name="ce1">
            <text:p>0.33756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30524000000000001" table:style-name="ce1">
            <text:p>0.3052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office:value-type="float" office:value="0.36839" table:style-name="ce1">
            <text:p>0.36839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928" table:style-name="ce1">
            <text:p>0.15928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770000000000001E-2" table:style-name="ce1">
            <text:p>0.0117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4108000000000001" table:style-name="ce1">
            <text:p>0.14108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611999999999999" table:style-name="ce1">
            <text:p>0.19612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576999999999999" table:style-name="ce1">
            <text:p>0.1257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4257999999999999" table:style-name="ce1">
            <text:p>0.24258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589000000000001" table:style-name="ce1">
            <text:p>0.13589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office:value-type="float" office:value="0.1376" table:style-name="ce1">
            <text:p>0.1376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933000000000001" table:style-name="ce1">
            <text:p>0.1693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3320000000000014E-2" table:style-name="ce1">
            <text:p>0.09332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office:value-type="float" office:value="0.12229" table:style-name="ce1">
            <text:p>0.12229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793000000000001" table:style-name="ce1">
            <text:p>0.14793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9670000000000004E-2" table:style-name="ce1">
            <text:p>0.0396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office:value-type="float" office:value="7.356E-2" table:style-name="ce1">
            <text:p>0.07356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1379999999999999" table:style-name="ce1">
            <text:p>0.2138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480000000000001E-2" table:style-name="ce1">
            <text:p>0.01548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5362999999999999" table:style-name="ce1">
            <text:p>0.1536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7110000000000007E-2" table:style-name="ce1">
            <text:p>0.0871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896999999999999" table:style-name="ce1">
            <text:p>0.2089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3820000000000001E-2" table:style-name="ce1">
            <text:p>0.09382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.014E-2" table:style-name="ce1">
            <text:p>0.01014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7180000000000002E-2" table:style-name="ce1">
            <text:p>0.09718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4109999999999998E-2" table:style-name="ce1">
            <text:p>0.05411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859999999999998E-2" table:style-name="ce1">
            <text:p>0.01886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9.2119999999999994E-2" table:style-name="ce1">
            <text:p>0.09212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8430000000000004E-2" table:style-name="ce1">
            <text:p>0.09843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9.1950000000000004E-2" table:style-name="ce1">
            <text:p>0.0919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3569999999999987E-2" table:style-name="ce1">
            <text:p>0.09357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819999999999998E-2" table:style-name="ce1">
            <text:p>0.02082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office:value-type="float" office:value="7.152E-2" table:style-name="ce1">
            <text:p>0.0715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3200000000000001E-3" table:style-name="ce1">
            <text:p>0.00732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919999999999998E-2" table:style-name="ce1">
            <text:p>0.03292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1619999999999997E-2" table:style-name="ce1">
            <text:p>0.0416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0.13141" table:style-name="ce1">
            <text:p>0.13141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429999999999999E-2" table:style-name="ce1">
            <text:p>0.0134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873999999999999" table:style-name="ce1">
            <text:p>0.15874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office:value-type="float" office:value="2.862E-2" table:style-name="ce1">
            <text:p>0.02862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1549999999999995E-2" table:style-name="ce1">
            <text:p>0.03155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4259999999999998E-2" table:style-name="ce1">
            <text:p>0.06426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office:value-type="float" office:value="2.92E-2" table:style-name="ce1">
            <text:p>0.0292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office:value-type="float" office:value="0.11029" table:style-name="ce1">
            <text:p>0.11029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5799999999999998E-2" table:style-name="ce1">
            <text:p>0.0358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7400000000000004E-3" table:style-name="ce1">
            <text:p>-0.00774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869999999999997E-2" table:style-name="ce1">
            <text:p>0.03387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office:value-type="float" office:value="0.12099" table:style-name="ce1">
            <text:p>0.12099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3667999999999998" table:style-name="ce1">
            <text:p>0.33668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9" table:style-name="ce6">
            <text:p>39</text:p>
          </table:table-cell>
          <table:table-cell office:value-type="float" office:value="199" table:style-name="ce6">
            <text:p>199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table:number-columns-repeated="1638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table:number-columns-repeated="1638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number-columns-repeated="1638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number-columns-repeated="1638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number-columns-repeated="1638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table:number-columns-repeated="1638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8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8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8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8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8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8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8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contin_rep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K FOR AC SCOPF</text:p>
          </table:table-cell>
          <table:table-cell table:number-columns-repeated="3" table:style-name="ce1"/>
          <table:table-cell office:value-type="string" table:style-name="ce7">
            <text:p>SET of CONTIN FINAL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6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6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office:value-type="float" office:value="131" table:style-name="ce2">
            <text:p>131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39" table:style-name="ce6">
            <text:p>39</text:p>
          </table:table-cell>
          <table:table-cell office:value-type="float" office:value="199" table:style-name="ce6">
            <text:p>199</text:p>
          </table:table-cell>
          <table:table-cell office:value-type="float" office:value="134" table:style-name="ce2">
            <text:p>134</text:p>
          </table:table-cell>
          <table:table-cell office:value-type="float" office:value="80" table:style-name="ce2">
            <text:p>80</text:p>
          </table:table-cell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153" table:style-name="ce2">
            <text:p>153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154" table:style-name="ce2">
            <text:p>154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6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office:value-type="float" office:value="161" table:style-name="ce2">
            <text:p>161</text:p>
          </table:table-cell>
          <table:table-cell office:value-type="float" office:value="90" table:style-name="ce2">
            <text:p>90</text:p>
          </table:table-cell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6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office:value-type="float" office:value="167" table:style-name="ce2">
            <text:p>167</text:p>
          </table:table-cell>
          <table:table-cell office:value-type="float" office:value="96" table:style-name="ce2">
            <text:p>96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office:value-type="float" office:value="168" table:style-name="ce2">
            <text:p>168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6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office:value-type="float" office:value="170" table:style-name="ce2">
            <text:p>170</text:p>
          </table:table-cell>
          <table:table-cell office:value-type="float" office:value="102" table:style-name="ce2">
            <text:p>102</text:p>
          </table:table-cell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6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office:value-type="float" office:value="195" table:style-name="ce2">
            <text:p>195</text:p>
          </table:table-cell>
          <table:table-cell office:value-type="float" office:value="273" table:style-name="ce2">
            <text:p>273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273" table:style-name="ce8">
            <text:p>273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office:value-type="float" office:value="201" table:style-name="ce2">
            <text:p>201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style-name="ce1"/>
          <table:table-cell office:value-type="float" office:value="11" table:style-name="ce8">
            <text:p>11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office:value-type="float" office:value="202" table:style-name="ce2">
            <text:p>202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2" table:style-name="ce8">
            <text:p>12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4"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number-columns-repeated="1636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16" table:style-name="ce6">
            <text:p>16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4" table:style-name="ce1"/>
          <table:table-cell office:value-type="float" office:value="17" table:style-name="ce6">
            <text:p>17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6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8" table:style-name="ce6">
            <text:p>18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6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9" table:style-name="ce6">
            <text:p>19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20" table:style-name="ce6">
            <text:p>20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6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table:style-name="ce1"/>
          <table:table-cell office:value-type="float" office:value="21" table:style-name="ce6">
            <text:p>2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4" table:style-name="ce1"/>
          <table:table-cell office:value-type="float" office:value="21" table:style-name="ce6">
            <text:p>21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84" table:style-name="ce5">
            <text:p>184</text:p>
          </table:table-cell>
          <table:table-cell table:style-name="ce1"/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4" table:style-name="ce1"/>
          <table:table-cell office:value-type="float" office:value="22" table:style-name="ce6">
            <text:p>22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70" table:style-name="ce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3" table:style-name="ce6">
            <text:p>23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24" table:style-name="ce6">
            <text:p>24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4" table:style-name="ce6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9" table:style-name="ce5">
            <text:p>19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25" table:style-name="ce6">
            <text:p>25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4" table:style-name="ce1"/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6" table:style-name="ce6">
            <text:p>26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7" table:style-name="ce6">
            <text:p>27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4" table:style-name="ce1"/>
          <table:table-cell office:value-type="float" office:value="27" table:style-name="ce6">
            <text:p>27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8" table:style-name="ce6">
            <text:p>28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4" table:style-name="ce1"/>
          <table:table-cell office:value-type="float" office:value="28" table:style-name="ce6">
            <text:p>28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31" table:style-name="ce5">
            <text:p>31</text:p>
          </table:table-cell>
          <table:table-cell table:style-name="ce1"/>
          <table:table-cell office:value-type="float" office:value="29" table:style-name="ce6">
            <text:p>29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9" table:style-name="ce6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248" table:style-name="ce5">
            <text:p>248</text:p>
          </table:table-cell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30" table:style-name="ce6">
            <text:p>30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77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32" table:style-name="ce6">
            <text:p>32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33" table:style-name="ce6">
            <text:p>33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4" table:style-name="ce6">
            <text:p>34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30" table:style-name="ce5">
            <text:p>30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0" table:style-name="ce5">
            <text:p>30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174" table:style-name="ce5">
            <text:p>174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float" office:value="248" table:style-name="ce5">
            <text:p>248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3" table:style-name="ce5">
            <text:p>33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173" table:style-name="ce5">
            <text:p>17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71" table:style-name="ce5">
            <text:p>71</text:p>
          </table:table-cell>
          <table:table-cell table:number-columns-repeated="1638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64" table:style-name="ce5">
            <text:p>64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7" table:style-name="ce5">
            <text:p>37</text:p>
          </table:table-cell>
          <table:table-cell office:value-type="float" office:value="213" table:style-name="ce5">
            <text:p>213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14" table:style-name="ce5">
            <text:p>214</text:p>
          </table:table-cell>
          <table:table-cell table:number-columns-repeated="1638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8" table:style-name="ce5">
            <text:p>38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9" table:style-name="ce5">
            <text:p>39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71" table:style-name="ce5">
            <text:p>71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39" table:style-name="ce5">
            <text:p>39</text:p>
          </table:table-cell>
          <table:table-cell office:value-type="float" office:value="45" table:style-name="ce5">
            <text:p>45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39" table:style-name="ce5">
            <text:p>39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51" table:style-name="ce5">
            <text:p>51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41" table:style-name="ce5">
            <text:p>41</text:p>
          </table:table-cell>
          <table:table-cell office:value-type="float" office:value="53" table:style-name="ce5">
            <text:p>53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41" table:style-name="ce5">
            <text:p>41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41" table:style-name="ce5">
            <text:p>41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41" table:style-name="ce5">
            <text:p>41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42" table:style-name="ce5">
            <text:p>42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42" table:style-name="ce5">
            <text:p>42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43" table:style-name="ce5">
            <text:p>43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44" table:style-name="ce5">
            <text:p>4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44" table:style-name="ce5">
            <text:p>44</text:p>
          </table:table-cell>
          <table:table-cell office:value-type="float" office:value="48" table:style-name="ce5">
            <text:p>48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45" table:style-name="ce5">
            <text:p>45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45" table:style-name="ce5">
            <text:p>45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46" table:style-name="ce5">
            <text:p>46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6" table:style-name="ce5">
            <text:p>46</text:p>
          </table:table-cell>
          <table:table-cell office:value-type="float" office:value="64" table:style-name="ce5">
            <text:p>64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47" table:style-name="ce5">
            <text:p>47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47" table:style-name="ce5">
            <text:p>4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47" table:style-name="ce5">
            <text:p>47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48" table:style-name="ce5">
            <text:p>48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48" table:style-name="ce5">
            <text:p>48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49" table:style-name="ce5">
            <text:p>49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49" table:style-name="ce5">
            <text:p>49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49" table:style-name="ce5">
            <text:p>49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50" table:style-name="ce5">
            <text:p>50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50" table:style-name="ce5">
            <text:p>5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50" table:style-name="ce5">
            <text:p>50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50" table:style-name="ce5">
            <text:p>50</text:p>
          </table:table-cell>
          <table:table-cell office:value-type="float" office:value="55" table:style-name="ce5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50" table:style-name="ce5">
            <text:p>50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51" table:style-name="ce5">
            <text:p>51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51" table:style-name="ce5">
            <text:p>5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51" table:style-name="ce5">
            <text:p>51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52" table:style-name="ce5">
            <text:p>52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3" table:style-name="ce5">
            <text:p>5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53" table:style-name="ce5">
            <text:p>53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54" table:style-name="ce5">
            <text:p>54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54" table:style-name="ce5">
            <text:p>5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54" table:style-name="ce5">
            <text:p>54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55" table:style-name="ce5">
            <text:p>55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55" table:style-name="ce5">
            <text:p>55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55" table:style-name="ce5">
            <text:p>55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56" table:style-name="ce5">
            <text:p>56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56" table:style-name="ce5">
            <text:p>56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57" table:style-name="ce5">
            <text:p>5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57" table:style-name="ce5">
            <text:p>57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57" table:style-name="ce5">
            <text:p>57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57" table:style-name="ce5">
            <text:p>57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57" table:style-name="ce5">
            <text:p>57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58" table:style-name="ce5">
            <text:p>58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59" table:style-name="ce5">
            <text:p>59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62" table:style-name="ce5">
            <text:p>6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62" table:style-name="ce5">
            <text:p>62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65" table:style-name="ce5">
            <text:p>65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65" table:style-name="ce5">
            <text:p>65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72" table:style-name="ce5">
            <text:p>7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73" table:style-name="ce5">
            <text:p>73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73" table:style-name="ce5">
            <text:p>73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77" table:style-name="ce5">
            <text:p>7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78" table:style-name="ce5">
            <text:p>78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81" table:style-name="ce5">
            <text:p>81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81" table:style-name="ce5">
            <text:p>81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82" table:style-name="ce5">
            <text:p>82</text:p>
          </table:table-cell>
          <table:table-cell office:value-type="float" office:value="85" table:style-name="ce5">
            <text:p>85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83" table:style-name="ce5">
            <text:p>83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84" table:style-name="ce5">
            <text:p>84</text:p>
          </table:table-cell>
          <table:table-cell office:value-type="float" office:value="86" table:style-name="ce5">
            <text:p>86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84" table:style-name="ce5">
            <text:p>84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85" table:style-name="ce5">
            <text:p>85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85" table:style-name="ce5">
            <text:p>85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86" table:style-name="ce5">
            <text:p>86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87" table:style-name="ce5">
            <text:p>87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87" table:style-name="ce5">
            <text:p>87</text:p>
          </table:table-cell>
          <table:table-cell office:value-type="float" office:value="102" table:style-name="ce5">
            <text:p>102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88" table:style-name="ce5">
            <text:p>88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89" table:style-name="ce5">
            <text:p>89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89" table:style-name="ce5">
            <text:p>89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89" table:style-name="ce5">
            <text:p>89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90" table:style-name="ce5">
            <text:p>90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90" table:style-name="ce5">
            <text:p>90</text:p>
          </table:table-cell>
          <table:table-cell office:value-type="float" office:value="106" table:style-name="ce5">
            <text:p>106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92" table:style-name="ce5">
            <text:p>92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93" table:style-name="ce5">
            <text:p>9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95" table:style-name="ce5">
            <text:p>95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96" table:style-name="ce5">
            <text:p>96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101" table:style-name="ce5">
            <text:p>101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02" table:style-name="ce5">
            <text:p>102</text:p>
          </table:table-cell>
          <table:table-cell office:value-type="float" office:value="107" table:style-name="ce5">
            <text:p>107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115" table:style-name="ce5">
            <text:p>115</text:p>
          </table:table-cell>
          <table:table-cell office:value-type="float" office:value="269" table:style-name="ce5">
            <text:p>269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116" table:style-name="ce5">
            <text:p>116</text:p>
          </table:table-cell>
          <table:table-cell office:value-type="float" office:value="279" table:style-name="ce5">
            <text:p>279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130" table:style-name="ce5">
            <text:p>130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132" table:style-name="ce5">
            <text:p>132</text:p>
          </table:table-cell>
          <table:table-cell office:value-type="float" office:value="283" table:style-name="ce5">
            <text:p>283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133" table:style-name="ce5">
            <text:p>133</text:p>
          </table:table-cell>
          <table:table-cell office:value-type="float" office:value="287" table:style-name="ce5">
            <text:p>287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133" table:style-name="ce5">
            <text:p>133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145" table:style-name="ce5">
            <text:p>145</text:p>
          </table:table-cell>
          <table:table-cell office:value-type="float" office:value="286" table:style-name="ce5">
            <text:p>286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148" table:style-name="ce5">
            <text:p>148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148" table:style-name="ce5">
            <text:p>148</text:p>
          </table:table-cell>
          <table:table-cell office:value-type="float" office:value="294" table:style-name="ce5">
            <text:p>294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165" table:style-name="ce5">
            <text:p>165</text:p>
          </table:table-cell>
          <table:table-cell office:value-type="float" office:value="272" table:style-name="ce5">
            <text:p>272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65" table:style-name="ce5">
            <text:p>165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65" table:style-name="ce5">
            <text:p>16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67" table:style-name="ce5">
            <text:p>167</text:p>
          </table:table-cell>
          <table:table-cell office:value-type="float" office:value="297" table:style-name="ce5">
            <text:p>297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172" table:style-name="ce5">
            <text:p>172</text:p>
          </table:table-cell>
          <table:table-cell office:value-type="float" office:value="304" table:style-name="ce5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193" table:style-name="ce5">
            <text:p>193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95" table:style-name="ce5">
            <text:p>195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208" table:style-name="ce5">
            <text:p>208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209" table:style-name="ce5">
            <text:p>209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table:number-columns-repeated="16381" table:style-name="ce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273" table:style-name="ce5">
            <text:p>273</text:p>
          </table:table-cell>
          <table:table-cell office:value-type="float" office:value="282" table:style-name="ce5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table:number-columns-repeated="16381" table:style-name="ce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table:number-columns-repeated="16381" table:style-name="ce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16381" table:style-name="ce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 table:style-name="ce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299" table:style-name="ce5">
            <text:p>299</text:p>
          </table:table-cell>
          <table:table-cell office:value-type="float" office:value="301" table:style-name="ce5">
            <text:p>30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 table:style-name="ce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/>
        </table:table-row>
        <table:table-row table:number-rows-repeated="4" table:style-name="ro1">
          <table:table-cell table:number-columns-repeated="20" table:style-name="ce6"/>
          <table:table-cell table:number-columns-repeated="16364"/>
        </table:table-row>
        <table:table-row table:number-rows-repeated="1048341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5" table:style-name="ce9">
            <text:p>11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25" table:style-name="ce9">
            <text:p>12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35" table:style-name="ce9">
            <text:p>13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45" table:style-name="ce9">
            <text:p>14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55" table:style-name="ce9">
            <text:p>15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Buses.A75:Buses.H305">
          <table:sort>
            <table:sort-by table:field-number="0"/>
          </table:sort>
        </table:database-range>
        <table:database-range table:target-range-address="Lines.A75:Lines.H349">
          <table:sort>
            <table:sort-by table:field-number="0"/>
          </table:sort>
        </table:database-range>
        <table:database-range table:target-range-address="Gens.A75:Gens.K210">
          <table:sort>
            <table:sort-by table:field-number="0"/>
          </table:sort>
        </table:database-range>
        <table:database-range table:target-range-address="Loads.A75:Loads.H84">
          <table:sort>
            <table:sort-by table:field-number="0"/>
          </table:sort>
        </table:database-range>
        <table:database-range table:target-range-address="Transformers.A75:Transformers.J206">
          <table:sort>
            <table:sort-by table:field-number="0"/>
          </table:sort>
        </table:database-range>
        <table:database-range table:target-range-address="P_Profiles_Load.A75:P_Profiles_Load.B84">
          <table:sort>
            <table:sort-by table:field-number="0"/>
          </table:sort>
        </table:database-range>
        <table:database-range table:target-range-address="Q_Profiles_Load.A75:Q_Profiles_Load.B84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ohammad Iman ALIZADEH</dc:creator>
    <meta:creation-date>2022-03-07T16:12:38Z</meta:creation-date>
    <dc:date>2022-06-10T13:41:38Z</dc:date>
    <meta:editing-cycles>118</meta:editing-cycles>
  </office:meta>
</office:document-meta>
</file>